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5400003B9600003D60CF2C2B7F.svm"/>
  <manifest:file-entry manifest:media-type="image/gif" manifest:full-path="Pictures/10000000000000F4000000283566A98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 draw:shadow="hidden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subtitle" style:list-style-name="L2">
      <style:graphic-properties draw:fill-color="#ffffff" fo:min-height="13.61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subtitle">
      <style:graphic-properties draw:fill-color="#ffffff" fo:min-height="13.609cm"/>
    </style:style>
    <style:style style:name="pr6" style:family="presentation" style:parent-style-name="Default-subtitle">
      <style:graphic-properties draw:fill-color="#ffffff" fo:min-height="13.61cm"/>
    </style:style>
    <style:style style:name="pr7" style:family="presentation" style:parent-style-name="Default-subtitle" style:list-style-name="L3">
      <style:graphic-properties draw:fill-color="#ffffff" fo:min-height="13.609cm"/>
    </style:style>
    <style:style style:name="pr8" style:family="presentation" style:parent-style-name="Default-subtitle" style:list-style-name="L2">
      <style:graphic-properties draw:fill-color="#ffffff" fo:min-height="13.61cm"/>
    </style:style>
    <style:style style:name="pr9" style:family="presentation" style:parent-style-name="Default-title">
      <style:graphic-properties draw:auto-grow-height="true" fo:min-height="3.507cm"/>
    </style:style>
    <style:style style:name="pr10" style:family="presentation" style:parent-style-name="Default-subtitle" style:list-style-name="L2">
      <style:graphic-properties draw:fill-color="#ffffff" fo:min-height="9.165cm"/>
    </style:style>
    <style:style style:name="pr11" style:family="presentation" style:parent-style-name="Default-subtitle" style:list-style-name="L2">
      <style:graphic-properties draw:fill-color="#ffffff" fo:min-height="13.61cm"/>
    </style:style>
    <style:style style:name="pr12" style:family="presentation" style:parent-style-name="Default-subtitle" style:list-style-name="L3">
      <style:graphic-properties draw:fill-color="#ffffff" fo:min-height="13.609cm"/>
    </style:style>
    <style:style style:name="pr13" style:family="presentation" style:parent-style-name="Default-subtitle" style:list-style-name="L2">
      <style:graphic-properties draw:fill-color="#ffffff"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paragraph-properties fo:text-align="start"/>
      <style:text-properties fo:font-size="24pt" style:font-size-asian="24pt" style:font-size-complex="24pt"/>
    </style:style>
    <style:style style:name="P6" style:family="paragraph">
      <style:paragraph-properties fo:margin-top="0.42cm" fo:margin-bottom="0.35cm" fo:text-align="star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ostgreSQL Materialized Views</text:p>
          </draw:text-box>
        </draw:frame>
        <draw:frame draw:style-name="gr1" draw:text-style-name="P1" draw:layer="layout" svg:width="11.259cm" svg:height="11.598cm" svg:x="7.891cm" svg:y="6.917cm">
          <draw:image xlink:href="Pictures/2000005400003B9600003D60CF2C2B7F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Who's Dan?</text:p>
          </draw:text-box>
        </draw:frame>
        <draw:frame presentation:style-name="pr3" draw:text-style-name="P3" draw:layer="layout" svg:width="25.199cm" svg:height="13.61cm" svg:x="1.4cm" svg:y="5.039cm" presentation:class="subtitle">
          <draw:text-box>
            <text:list text:style-name="L2">
              <text:list-item>
                <text:p text:style-name="P3"><text:s/>Post-Bacc student at Portland State University</text:p>
              </text:list-item>
              <text:list-item>
                <text:p text:style-name="P3"><text:s/>Worked as DBA for radiusIM </text:p>
              </text:list-item>
              <text:list-item>
                <text:p text:style-name="P3"><text:s/>Very interested in large data warehouses</text:p>
              </text:list-item>
              <text:list-item>
                <text:p text:style-name="P3"><text:s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What is a View?</text:p>
          </draw:text-box>
        </draw:frame>
        <draw:frame presentation:style-name="pr5" draw:text-style-name="P4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p text:style-name="P3"><text:span text:style-name="T1"><text:s/></text:span><text:span text:style-name="T1">A view provides a predefined alias for complex </text:span><text:span text:style-name="T1"><text:tab/></text:span><text:span text:style-name="T1">queries</text:span></text:p>
              </text:list-item>
              <text:list-item>
                <text:p text:style-name="P3"><text:span text:style-name="T1"><text:s/></text:span><text:span text:style-name="T1">Views are used to reduce the complexity for </text:span><text:span text:style-name="T1"><text:tab/></text:span><text:span text:style-name="T1"><text:tab/></text:span><text:span text:style-name="T1"><text:tab/></text:span><text:span text:style-name="T1">users and standardize acces</text:span></text:p>
              </text:list-item>
              <text:list-item>
                <text:p text:style-name="P3"><text:span text:style-name="T1"><text:s/></text:span><text:span text:style-name="T1">The current implementation in Postgres uses </text:span><text:span text:style-name="T1"><text:tab/></text:span><text:span text:style-name="T1"><text:tab/></text:span><text:span text:style-name="T1">only Virtual Views (In memory)</text:span></text:p>
              </text:list-item>
              <text:list-item>
                <text:p text:style-name="P3"><text:span text:style-name="T1"><text:s/></text:span><text:span text:style-name="T1">These views only perform a rewrite on the </text:span><text:span text:style-name="T1"><text:tab/></text:span><text:span text:style-name="T1"><text:tab/></text:span><text:span text:style-name="T1"><text:tab/></text:span><text:span text:style-name="T1">original query, inserting the aliased nota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ample of Using a View</text:p>
          </draw:text-box>
        </draw:frame>
        <draw:frame presentation:style-name="pr6" draw:text-style-name="P3" draw:layer="layout" svg:width="25.199cm" svg:height="13.61cm" svg:x="1.4cm" svg:y="5.039cm" presentation:class="subtitle">
          <draw:text-box>
            <text:p text:style-name="P3">The query:</text:p>
            <text:p text:style-name="P3"/>
            <text:p text:style-name="P3">SELECT ca, cb, cd, ce, cf, cg, ch</text:p>
            <text:p text:style-name="P3">FROM t1, t2, t3, t4, t5</text:p>
            <text:p text:style-name="P3">WHERE t1.k = t2.k</text:p>
            <text:p text:style-name="P3">AND t1.k = t2.k</text:p>
            <text:p text:style-name="P3">AND t2.k = t3.k</text:p>
            <text:p text:style-name="P3">AND t3.k = t4.k</text:p>
            <text:p text:style-name="P3">AND t4.k = t5.k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Becomes a clean view</text:p>
          </draw:text-box>
        </draw:frame>
        <draw:frame presentation:style-name="pr6" draw:layer="layout" svg:width="25.199cm" svg:height="13.61cm" svg:x="1.4cm" svg:y="5.039cm" presentation:class="subtitle">
          <draw:text-box>
            <text:p text:style-name="P3">CREATE VIEW a_clean_query AS</text:p>
            <text:p text:style-name="P3">SELECT ca, cb, cd, ce, cf, cg, ch</text:p>
            <text:p text:style-name="P3">FROM t1, t2, t3, t4, t5</text:p>
            <text:p text:style-name="P3">WHERE t1.k = t2.k</text:p>
            <text:p text:style-name="P3">AND t1.k = t2.k</text:p>
            <text:p text:style-name="P3">AND t2.k = t3.k</text:p>
            <text:p text:style-name="P3">AND t3.k = t4.k</text:p>
            <text:p text:style-name="P3">AND t4.k = t5.k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Now the users only see</text:p>
          </draw:text-box>
        </draw:frame>
        <draw:frame presentation:style-name="pr6" draw:layer="layout" svg:width="25.199cm" svg:height="13.61cm" svg:x="1.4cm" svg:y="5.039cm" presentation:class="subtitle">
          <draw:text-box>
            <text:p>SELECT * FROM a_clean_query;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aterialized Views</text:p>
          </draw:text-box>
        </draw:frame>
        <draw:frame presentation:style-name="pr5" draw:text-style-name="P4" draw:layer="layout" svg:width="25.199cm" svg:height="14.061cm" svg:x="1.4cm" svg:y="4.813cm" presentation:class="subtitle" presentation:user-transformed="true">
          <draw:text-box>
            <text:list text:style-name="L1">
              <text:list-item>
                <text:p text:style-name="P3"><text:span text:style-name="T1"><text:s/></text:span><text:span text:style-name="T1">One downside of a Virtual View is that it </text:span><text:span text:style-name="T1"><text:tab/></text:span><text:span text:style-name="T1"><text:tab/></text:span><text:span text:style-name="T1"><text:tab/></text:span><text:span text:style-name="T1"><text:tab/></text:span><text:span text:style-name="T1">must build the result table for every execution</text:span></text:p>
              </text:list-item>
              <text:list-item>
                <text:p text:style-name="P3"><text:span text:style-name="T1"><text:s/></text:span><text:span text:style-name="T1">Joins are expensive! </text:span></text:p>
              </text:list-item>
              <text:list-item>
                <text:p text:style-name="P3"><text:span text:style-name="T1"><text:s/></text:span><text:span text:style-name="T1">Materialized Views allow us to create the view </text:span><text:span text:style-name="T1"><text:tab/></text:span><text:span text:style-name="T1"><text:tab/></text:span><text:span text:style-name="T1">and store that data for future use</text:span></text:p>
              </text:list-item>
              <text:list-item>
                <text:p text:style-name="P3"><text:span text:style-name="T1"><text:s/></text:span><text:span text:style-name="T1">Let us refresh the dataset with only what has </text:span><text:span text:style-name="T1"><text:tab/></text:span><text:span text:style-name="T1"><text:tab/></text:span><text:span text:style-name="T1">changed</text:span></text:p>
              </text:list-item>
              <text:list-item>
                <text:p text:style-name="P3"><text:span text:style-name="T1"><text:s/></text:span><text:span text:style-name="T1">Views at remote locations</text:span></text:p>
                <text:p text:style-name="P3"><text:span text:style-name="T1"><text:s/></text:span></text:p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pplications of Materialized Views</text:p>
          </draw:text-box>
        </draw:frame>
        <draw:frame presentation:style-name="pr7" draw:text-style-name="P3" draw:layer="layout" svg:width="25.199cm" svg:height="13.609cm" svg:x="1.4cm" svg:y="5.039cm" presentation:class="subtitle" presentation:user-transformed="true">
          <draw:text-box>
            <text:list text:style-name="L3">
              <text:list-item>
                <text:p text:style-name="P3"><text:s/>Stability for decision support</text:p>
                <text:list>
                  <text:list-header>
                    <text:p text:style-name="P3">Stale data that can be analyzed more than once</text:p>
                  </text:list-header>
                </text:list>
              </text:list-item>
              <text:list-item>
                <text:p text:style-name="P3"><text:s/>Precalculation of aggregates and summaries</text:p>
                <text:list>
                  <text:list-header>
                    <text:p text:style-name="P3">Roll-ups and other OLAP</text:p>
                  </text:list-header>
                </text:list>
              </text:list-item>
              <text:list-item>
                <text:p text:style-name="P3"><text:s/>Replication and Load Balancing</text:p>
                <text:list>
                  <text:list-header>
                    <text:p text:style-name="P3">Push the views to the end user</text:p>
                  </text:list-header>
                </text:list>
              </text:list-item>
              <text:list-item>
                <text:p text:style-name="P3"><text:s/>Controlling Data Access</text:p>
                <text:list>
                  <text:list-header>
                    <text:p text:style-name="P3">Prevent users from seeing that which they shouldn'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aintenance of Views</text:p>
          </draw:text-box>
        </draw:frame>
        <draw:frame presentation:style-name="pr5" draw:layer="layout" svg:width="25.199cm" svg:height="13.609cm" svg:x="1.4cm" svg:y="5.039cm" presentation:class="subtitle">
          <draw:text-box>
            <text:list text:style-name="L3">
              <text:list-item>
                <text:p text:style-name="P3"><text:s/>Immediate: Refresh when queried</text:p>
                <text:list>
                  <text:list-header>
                    <text:p text:style-name="P3">Pros: Data is always up to date, Inexpensive <text:tab/><text:tab/><text:tab/><text:tab/>parent table updates</text:p>
                    <text:p text:style-name="P3">Cons: Refresh operation happens in N time</text:p>
                  </text:list-header>
                </text:list>
              </text:list-item>
              <text:list-item>
                <text:p text:style-name="P3"><text:s/>Deferred: Refresh every now and then</text:p>
                <text:list>
                  <text:list-header>
                    <text:p text:style-name="P3">Pros: Query is immediate</text:p>
                    <text:p text:style-name="P3">Cons: Overhead on refresh, Data can be stal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ore Maintenace</text:p>
          </draw:text-box>
        </draw:frame>
        <draw:frame presentation:style-name="pr8" draw:text-style-name="P3" draw:layer="layout" svg:width="25.199cm" svg:height="13.61cm" svg:x="1.4cm" svg:y="5.039cm" presentation:class="subtitle">
          <draw:text-box>
            <text:list text:style-name="L2">
              <text:list-item>
                <text:p text:style-name="P3"><text:s/>Yes, this is a big problem</text:p>
              </text:list-item>
              <text:list-item>
                <text:p text:style-name="P3"><text:s/>How do we keep track of a view's validity</text:p>
              </text:list-item>
              <text:list-item>
                <text:p text:style-name="P3"><text:s/>What consistency can we guarentee with <text:tab/><text:tab/><text:tab/><text:tab/>deferred maintenance?</text:p>
              </text:list-item>
              <text:list-item>
                <text:p text:style-name="P3"><text:s/>When maintenance occurs, how do we minimize <text:tab/>the system downtime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One Differential Update Algorithm</text:p>
          </draw:text-box>
        </draw:frame>
        <draw:frame presentation:style-name="pr10" draw:text-style-name="P5" draw:layer="layout" svg:width="25.199cm" svg:height="9.165cm" svg:x="1.471cm" svg:y="9.525cm" presentation:class="subtitle" presentation:user-transformed="true">
          <draw:text-box>
            <text:list text:style-name="L2">
              <text:list-item>
                <text:p text:style-name="P5"><text:span text:style-name="T2"><text:s/></text:span><text:span text:style-name="T2">We know a set of updates happened to the base relations and we have tracked them in a binary table, 0 = no change, 1 = changed</text:span></text:p>
              </text:list-item>
              <text:list-item>
                <text:p text:style-name="P5"><text:span text:style-name="T2"><text:s/></text:span><text:span text:style-name="T2">We can calculate the required update by either subsituting the original row or the altered row, then taking the union against our view.</text:span></text:p>
              </text:list-item>
              <text:list-item>
                <text:p text:style-name="P5"><text:span text:style-name="T2"><text:s/></text:span><text:span text:style-name="T2">The transaction completes with either deleting tuples tagged for delete or inserting the new rows. This is done with a union on the binary table result set.</text:span></text:p>
              </text:list-item>
            </text:list>
          </draw:text-box>
        </draw:frame>
        <draw:frame draw:style-name="gr1" draw:text-style-name="P1" draw:layer="layout" svg:width="7.756cm" svg:height="1.27cm" svg:x="1.399cm" svg:y="6.745cm">
          <draw:image xlink:href="Pictures/10000000000000F4000000283566A98C.gif" xlink:type="simple" xlink:show="embed" xlink:actuate="onLoad">
            <text:p/>
          </draw:image>
        </draw:frame>
        <draw:frame draw:style-name="gr3" draw:layer="layout" svg:width="18.415cm" svg:height="1.038cm" svg:x="1.27cm" svg:y="8.112cm">
          <draw:text-box>
            <text:p>Where X is a set of attributes and C(Y) is a boolean expression</text:p>
          </draw:text-box>
        </draw:frame>
        <draw:frame draw:style-name="gr4" draw:layer="layout" svg:width="13.97cm" svg:height="1.038cm" svg:x="1.27cm" svg:y="5.542cm">
          <draw:text-box>
            <text:p>Given a self-project-join view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So what does that all mean?</text:p>
          </draw:text-box>
        </draw:frame>
        <draw:frame presentation:style-name="pr11" draw:text-style-name="P3" draw:layer="layout" svg:width="25.199cm" svg:height="13.61cm" svg:x="1.4cm" svg:y="5.039cm" presentation:class="subtitle">
          <draw:text-box>
            <text:list text:style-name="L2">
              <text:list-item>
                <text:p text:style-name="P3"><text:s/>We can now calculate exactly what needs to <text:tab/><text:tab/>change</text:p>
              </text:list-item>
              <text:list-item>
                <text:p text:style-name="P3"><text:s/>And yes, this is also a good method for <text:tab/><text:tab/><text:tab/><text:tab/>snapshots</text:p>
              </text:list-item>
              <text:list-item>
                <text:p text:style-name="P3"><text:s/>This will could cause the update overhead we all <text:tab/>fea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Whats currently implemented</text:p>
          </draw:text-box>
        </draw:frame>
        <draw:frame presentation:style-name="pr12" draw:text-style-name="P3" draw:layer="layout" svg:width="25.199cm" svg:height="13.609cm" svg:x="1.471cm" svg:y="5.08cm" presentation:class="subtitle" presentation:user-transformed="true">
          <draw:text-box>
            <text:p text:style-name="P3"><text:s/>pl/pgsql:</text:p>
            <text:list text:style-name="L3">
              <text:list-item>
                <text:list>
                  <text:list-item>
                    <text:p text:style-name="P3"><text:span text:style-name="T3"><text:a xlink:href="http://tech.jonathangardner.net/wiki/PostgreSQL/Materialized_Views">http://tech.jonathangardner.net/wiki/PostgreSQL/Materialized_Views</text:a></text:span></text:p>
                    <text:p text:style-name="P3"><text:span text:style-name="T3">The Original Implementation</text:span></text:p>
                  </text:list-item>
                  <text:list-item>
                    <text:p text:style-name="P3"><text:span text:style-name="T3"><text:a xlink:href="http://www.pgcon.org/2008/schedule/events/69.en.html">http://www.pgcon.org/2008/schedule/events/69.en.html</text:a></text:span></text:p>
                    <text:p text:style-name="P3"><text:span text:style-name="T3">Dan Chak</text:span></text:p>
                  </text:list-item>
                  <text:list-item>
                    <text:p text:style-name="P3"><text:span text:style-name="T3"><text:a xlink:href="http://pugs.postgresql.org/files/TSearch2.ppt">http://pugs.postgresql.org/files/TSearch2.ppt</text:a></text:span></text:p>
                    <text:p text:style-name="P3"><text:span text:style-name="T3">Llyod Albin </text:span></text:p>
                  </text:list-item>
                  <text:list-item>
                    <text:p text:style-name="P3"><text:span text:style-name="T3"><text:a xlink:href="http://gmod.org/wiki/Materialized_views">http://gmod.org/wiki/Materialized_views</text:a></text:span></text:p>
                  </text:list-item>
                </text:list>
              </text:list-item>
            </text:list>
            <text:p text:style-name="P6"><text:span text:style-name="T3"><text:tab/></text:span><text:span text:style-name="T3">Chris Carpita and modified by </text:span><text:span text:style-name="T3"><text:a xlink:href="http://gmod.org/wiki/User:Scott">Scott Cain</text:a></text:span></text:p>
            <text:list text:continue-numbering="true" text:style-name="L3">
              <text:list-header>
                <text:p text:style-name="P3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n approach for Postgres</text:p>
          </draw:text-box>
        </draw:frame>
        <draw:frame presentation:style-name="pr6" draw:text-style-name="P4" draw:layer="layout" svg:width="25.199cm" svg:height="13.61cm" svg:x="1.4cm" svg:y="5.039cm" presentation:class="subtitle">
          <draw:text-box>
            <text:list text:style-name="L1">
              <text:list-item>
                <text:p text:style-name="P3"><text:span text:style-name="T1"><text:s/></text:span><text:span text:style-name="T1">Make the use of the materialized view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transparent to the end user (give the optmizer </text:span><text:span text:style-name="T1"><text:tab/></text:span><text:span text:style-name="T1">control)</text:span></text:p>
              </text:list-item>
              <text:list-item>
                <text:p text:style-name="P3"><text:span text:style-name="T1"><text:s/></text:span><text:span text:style-name="T1">Allow only immediate maintenance (for now)</text:span></text:p>
              </text:list-item>
              <text:list-item>
                <text:p text:style-name="P3"><text:span text:style-name="T1"><text:s/></text:span><text:span text:style-name="T1">Use triggers to track tuple changes in a binary </text:span><text:span text:style-name="T1"><text:tab/></text:span><text:span text:style-name="T1"><text:tab/></text:span><text:span text:style-name="T1">tracking table</text:span></text:p>
              </text:list-item>
              <text:list-item>
                <text:p text:style-name="P3"><text:span text:style-name="T1"><text:s/></text:span><text:span text:style-name="T1">Secure Views from end-user manipulation</text:span></text:p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What I've got done...</text:p>
          </draw:text-box>
        </draw:frame>
        <draw:frame presentation:style-name="pr13" draw:text-style-name="P3" draw:layer="layout" svg:width="25.199cm" svg:height="13.61cm" svg:x="1.4cm" svg:y="5.039cm" presentation:class="subtitle">
          <draw:text-box>
            <text:list text:style-name="L2">
              <text:list-item>
                <text:p text:style-name="P3"><text:s/>Can only create and query a view relation </text:p>
              </text:list-item>
              <text:list-item>
                <text:p text:style-name="P3"><text:s/>Uses SPI to access the executor</text:p>
              </text:list-item>
              <text:list-item>
                <text:p text:style-name="P3"><text:s/>Grammar works correctly</text:p>
              </text:list-item>
              <text:list-item>
                <text:p text:style-name="P3"><text:s/>Anything a table can do otherwise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uture Plans</text:p>
          </draw:text-box>
        </draw:frame>
        <draw:frame presentation:style-name="pr6" draw:text-style-name="P4" draw:layer="layout" svg:width="25.199cm" svg:height="13.61cm" svg:x="1.4cm" svg:y="5.039cm" presentation:class="subtitle" presentation:user-transformed="true">
          <draw:text-box>
            <text:list text:style-name="L1">
              <text:list-item>
                <text:p text:style-name="P3"><text:span text:style-name="T1"><text:s/></text:span><text:span text:style-name="T1">Intergrate functions with executor to avoid SPI </text:span><text:span text:style-name="T1"><text:tab/></text:span><text:span text:style-name="T1"><text:tab/></text:span><text:span text:style-name="T1">interface dependency</text:span></text:p>
              </text:list-item>
              <text:list-item>
                <text:p text:style-name="P3"><text:span text:style-name="T1"><text:s/></text:span><text:span text:style-name="T1">Allow the newly created views to be refreshed </text:span><text:span text:style-name="T1"><text:tab/></text:span><text:span text:style-name="T1"><text:tab/></text:span><text:span text:style-name="T1">via trigger functions bound to parent tables</text:span></text:p>
              </text:list-item>
              <text:list-item>
                <text:p text:style-name="P3"><text:span text:style-name="T1"><text:s/></text:span><text:span text:style-name="T1">Have the optimizer know when to use a </text:span><text:span text:style-name="T1"><text:tab/></text:span><text:span text:style-name="T1"><text:tab/></text:span><text:span text:style-name="T1"><text:tab/></text:span><text:span text:style-name="T1"><text:tab/></text:span><text:span text:style-name="T1">materialized view instead of the user's join </text:span></text:p>
              </text:list-item>
              <text:list-item>
                <text:p text:style-name="P3"><text:span text:style-name="T1"><text:s/></text:span><text:span text:style-name="T1">In all maintenance only refresh what changed</text:span></text:p>
              </text:list-item>
              <text:list-item>
                <text:p text:style-name="P3"><text:span text:style-name="T1"><text:s/></text:span><text:span text:style-name="T1">Give more than one option for maintenance </text:span><text:span text:style-name="T1"><text:tab/></text:span><text:span text:style-name="T1"><text:tab/></text:span><text:span text:style-name="T1"><text:tab/></text:span><text:span text:style-name="T1">strategy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18T09:11:11</meta:creation-date>
    <meta:editing-duration>PT27H42M49S</meta:editing-duration>
    <meta:editing-cycles>101</meta:editing-cycles>
    <dc:date>2009-11-19T18:20:37</dc:date>
    <meta:generator>OpenOffice.org/3.1$Unix OpenOffice.org_project/310m19$Build-9420</meta:generator>
    <meta:document-statistic meta:object-count="88"/>
  </office:meta>
</office:document-meta>
</file>